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Leo Hold</text:p>
            <text:p text:style-name="P10"/>
            <text:p text:style-name="P10">Corporate Technology Orchestrator</text:p>
            <text:p text:style-name="Contact_20_info">1234567890 – <text:span text:style-name="T15">sun_von@oconner.co – </text:span><text:span text:style-name="T16">www.my-website.com</text:span></text:p>
            <text:p text:style-name="Contact_20_info"/>
            <text:p text:style-name="P7">Dolores et ut commodi deserunt ea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0c5053a2-df0c-446b-99c7-0dbd3218aea0">
              <text:p text:style-name="P8">
    <text:span text:style-name="T9">Berufsbildner – </text:span>
    <text:span text:style-name="T13">Roche</text:span>
    <text:span text:style-name="T9">:</text:span>
    <text:span text:style-name="T11"> </text:span>
    <text:span text:style-name="T14">März 2011</text:span>
    <text:span text:style-name="T5"> -</text:span>
    <text:span text:style-name="T4"> </text:span>
    <text:span text:style-name="T6">August 2012</text:span>
  </text:p>
              <text:p text:style-name="P3">Projektmanagement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1647c4a2-2369-4395-94d7-25d3057f4566">
              <text:p text:style-name="P9">
    <text:span text:style-name="T10">Bachelor in Kunst - </text:span>
    <text:span text:style-name="T12">Konservatorium</text:span>
    <text:span text:style-name="T10">:</text:span>
    <text:span text:style-name="T3"> </text:span>
    <text:span text:style-name="T7">September 2014</text:span>
    <text:span text:style-name="T4"> - </text:span>
    <text:span text:style-name="T8">Juni 2016</text:span>
    <text:span text:style-name="T4"> </text:span>
  </text:p>
              <text:p text:style-name="P4">Geige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d0a1a886-0d3a-40f2-b9ed-735d7752baa7">
              <text:p text:style-name="P6"><text:span text:style-name="T17">Sprachen: </text:span>Englisch, Französisch, Deutsch, Chine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Leo Hold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